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4" style:family="graphic" style:parent-style-name="standard">
      <style:graphic-properties svg:stroke-width="0.1cm" draw:fill-color="#000000"/>
    </style:style>
    <style:style style:name="gr5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line draw:style-name="gr2" draw:layer="layout" svg:x1="0.714cm" svg:y1="0cm" svg:x2="0.714cm" svg:y2="1.429cm">
            <text:p/>
          </draw:line>
          <draw:line draw:style-name="gr2" draw:layer="layout" svg:x1="1.429cm" svg:y1="0.714cm" svg:x2="0.001cm" svg:y2="0.714cm">
            <text:p/>
          </draw:line>
          <draw:line draw:style-name="gr2" draw:layer="layout" svg:x1="1.286cm" svg:y1="0.286cm" svg:x2="0.143cm" svg:y2="0.286cm">
            <text:p/>
          </draw:line>
          <draw:line draw:style-name="gr2" draw:layer="layout" svg:x1="1.286cm" svg:y1="1.143cm" svg:x2="0.143cm" svg:y2="1.143cm">
            <text:p/>
          </draw:line>
          <draw:line draw:style-name="gr2" draw:layer="layout" svg:x1="0.286cm" svg:y1="0.143cm" svg:x2="0.286cm" svg:y2="1.286cm">
            <text:p/>
          </draw:line>
          <draw:line draw:style-name="gr2" draw:layer="layout" svg:x1="1.143cm" svg:y1="0.143cm" svg:x2="1.143cm" svg:y2="1.286cm">
            <text:p/>
          </draw:line>
          <draw:polyline draw:style-name="gr3" draw:layer="layout" svg:width="0.857cm" svg:height="0.857cm" svg:x="0.286cm" svg:y="0.286cm" svg:viewBox="0 0 858 858" draw:points="0,429 429,0 858,429 858,858">
            <text:p/>
          </draw:polyline>
          <draw:circle draw:style-name="gr4" draw:layer="layout" svg:width="0.129cm" svg:height="0.129cm" svg:x="0.214cm" svg:y="0.643cm">
            <text:p/>
          </draw:circle>
          <draw:circle draw:style-name="gr4" draw:layer="layout" svg:width="0.129cm" svg:height="0.129cm" svg:x="1.071cm" svg:y="1.071cm">
            <text:p/>
          </draw:circle>
          <draw:circle draw:style-name="gr4" draw:layer="layout" svg:width="0.129cm" svg:height="0.129cm" svg:x="1.071cm" svg:y="0.643cm">
            <text:p/>
          </draw:circle>
          <draw:circle draw:style-name="gr4" draw:layer="layout" svg:width="0.129cm" svg:height="0.129cm" svg:x="0.643cm" svg:y="0.214cm">
            <text:p/>
          </draw:circle>
          <draw:frame draw:style-name="gr5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metric</dc:title>
    <meta:creation-date>2011-02-07T16:56:09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